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04aa4d" officeooo:paragraph-rsid="0004aa4d" style:font-weight-asian="normal" style:font-weight-complex="normal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04aa4d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8pt" style:text-underline-style="none" fo:font-weight="normal" officeooo:rsid="0004aa4d" officeooo:paragraph-rsid="0004aa4d" style:font-size-asian="15.75pt" style:font-weight-asian="normal" style:font-size-complex="18pt" style:font-weight-complex="normal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style:text-underline-style="solid" style:text-underline-width="auto" style:text-underline-color="font-color" fo:font-weight="bold" officeooo:rsid="0004aa4d" style:font-size-asian="15.75pt" style:font-weight-asian="bold" style:font-size-complex="18pt" style:font-weight-complex="bold"/>
    </style:style>
    <style:style style:name="T3" style:family="text">
      <style:text-properties style:text-position="super 58%" fo:font-size="18pt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3"/><text:span text:style-name="T2">Assignment – 2</text:span></text:p>
      <text:p text:style-name="P2"/>
      <text:p text:style-name="P3">Que1) Which field of the Customers table is the primary key/</text:p>
      <text:p text:style-name="P3"/>
      <text:p text:style-name="P3">Ans) <text:s/>CNUM is the primary key of customer table.</text:p>
      <text:p text:style-name="P3"/>
      <text:p text:style-name="P3"/>
      <text:p text:style-name="P1"><text:span text:style-name="T1">Que2) What is the 4</text:span><text:span text:style-name="T3">th</text:span><text:span text:style-name="T1"> column of the customers table?</text:span></text:p>
      <text:p text:style-name="P3"/>
      <text:p text:style-name="P3">Ans) <text:s/>RATING </text:p>
      <text:p text:style-name="P3"/>
      <text:p text:style-name="P3">Que3) What is the another word for row? For column?</text:p>
      <text:p text:style-name="P3"/>
      <text:p text:style-name="P3">Ans) For Row : <text:s/>Tuple , Entity</text:p>
      <text:p text:style-name="P3"><text:s text:c="9"/>For column : Attribute</text:p>
      <text:p text:style-name="P3"/>
      <text:p text:style-name="P3">Que4) Why isn’t it possible to see the first five rows of a table?</text:p>
      <text:p text:style-name="P3"/>
      <text:p text:style-name="P3">Ans) <text:s/>It is not possible to see first five rows of a table because all <text:s text:c="12"/></text:p>
      <text:p text:style-name="P3"><text:s text:c="9"/>rows in the table are in scattered location not in a sequential </text:p>
      <text:p text:style-name="P3"><text:s text:c="9"/>mann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2T15:06:41.569538161</meta:creation-date>
    <dc:date>2023-09-12T15:18:00.451200515</dc:date>
    <meta:editing-duration>PT18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97" meta:character-count="590" meta:non-whitespace-character-count="405"/>
  </office:meta>
</office:document-meta>
</file>